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8000001AE577D2A9C19B7B6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6.542cm" fo:min-width="7.12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6.542cm" fo:min-width="7.119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6.542cm" fo:min-width="7.118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6.543cm" fo:min-width="7.119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false" fo:min-height="0.712cm" fo:min-width="0cm" fo:padding-top="0.151cm" fo:padding-bottom="0.151cm" fo:padding-left="0.276cm" fo:padding-right="0.276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="none" draw:fill-color="#ffffff" fo:min-height="0.412cm" fo:padding-top="0.151cm" fo:padding-bottom="0.151cm" fo:padding-left="0.276cm" fo:padding-right="0.276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dash" draw:stroke-dash="Fine_20_Dashed" svg:stroke-width="0.035cm" svg:stroke-color="#ff3333" draw:marker-start-width="0.252cm" draw:marker-end-width="0.252cm" draw:fill="none" draw:fill-color="#ffffff" fo:min-height="0.25cm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8.392cm" svg:height="7.564cm" svg:x="12.407cm" svg:y="1cm">
              <text:p text:style-name="P1">Shedds</text:p>
              <text:p text:style-name="P1"/>
              <text:p text:style-name="P1"/>
              <text:p text:style-name="P1"/>
              <text:p text:style-name="P1"/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8.391cm" svg:height="7.564cm" svg:x="12.206cm" svg:y="1.309cm">
              <text:p text:style-name="P1">Shedds</text:p>
              <text:p text:style-name="P1"/>
              <text:p text:style-name="P1"/>
              <text:p text:style-name="P1"/>
              <text:p text:style-name="P1"/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8.39cm" svg:height="7.564cm" svg:x="12.004cm" svg:y="1.618cm">
              <text:p text:style-name="P1">Shedds</text:p>
              <text:p text:style-name="P1"/>
              <text:p text:style-name="P1"/>
              <text:p text:style-name="P1"/>
              <text:p text:style-name="P1"/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1" draw:layer="layout" svg:width="8.392cm" svg:height="7.564cm" svg:x="11.599cm" svg:y="2.235cm">
              <text:p text:style-name="P1">Shedds</text:p>
              <text:p text:style-name="P1"/>
              <text:p text:style-name="P1"/>
              <text:p text:style-name="P1"/>
              <text:p text:style-name="P1"/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1" draw:layer="layout" svg:width="8.391cm" svg:height="7.565cm" svg:x="11.801cm" svg:y="1.926cm">
              <text:p text:style-name="P1">Shedds</text:p>
              <text:p text:style-name="P1"/>
              <text:p text:style-name="P1"/>
              <text:p text:style-name="P1"/>
              <text:p text:style-name="P1"/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8.391cm" svg:height="7.564cm" svg:x="11.6cm" svg:y="2.237cm">
              <text:p text:style-name="P1">Shedds</text:p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5" draw:text-style-name="P2" draw:layer="layout" svg:width="5.2cm" svg:height="1.014cm" draw:transform="rotate (1.5707963267949) translate (12.771cm 8.9cm)">
            <draw:text-box>
              <text:p>JobRouter</text:p>
            </draw:text-box>
          </draw:frame>
          <draw:frame draw:style-name="gr6" draw:text-style-name="P2" draw:layer="layout" svg:width="5.2cm" svg:height="1.014cm" draw:transform="rotate (1.5707963267949) translate (13.785cm 8.9cm)">
            <draw:text-box>
              <text:p>JobAutoTuner</text:p>
            </draw:text-box>
          </draw:frame>
          <draw:frame draw:style-name="gr5" draw:text-style-name="P2" draw:layer="layout" svg:width="5.2cm" svg:height="1.014cm" draw:transform="rotate (1.5707963267949) translate (11.771cm 8.9cm)">
            <draw:text-box>
              <text:p>Condor</text:p>
            </draw:text-box>
          </draw:frame>
        </draw:g>
        <draw:frame draw:style-name="gr7" draw:text-style-name="P1" draw:layer="layout" svg:width="16.585cm" svg:height="9.383cm" svg:x="0.4cm" svg:y="9.108cm">
          <draw:image xlink:href="Pictures/10000201000002F8000001AE577D2A9C19B7B666.png" xlink:type="simple" xlink:show="embed" xlink:actuate="onLoad">
            <text:p/>
          </draw:image>
        </draw:frame>
        <draw:frame draw:style-name="gr8" draw:text-style-name="P4" draw:layer="layout" svg:width="4.1cm" svg:height="0.873cm" svg:x="15.599cm" svg:y="3.801cm">
          <draw:text-box>
            <text:p text:style-name="P3"><text:span text:style-name="T1">CMSLPC</text:span></text:p>
          </draw:text-box>
        </draw:frame>
        <draw:frame draw:style-name="gr8" draw:text-style-name="P4" draw:layer="layout" svg:width="4.1cm" svg:height="0.873cm" svg:x="15.599cm" svg:y="5.601cm">
          <draw:text-box>
            <text:p text:style-name="P3"><text:span text:style-name="T1">Overflow</text:span></text:p>
          </draw:text-box>
        </draw:frame>
        <draw:frame draw:style-name="gr8" draw:text-style-name="P4" draw:layer="layout" svg:width="4.1cm" svg:height="0.873cm" svg:x="15.599cm" svg:y="7.828cm">
          <draw:text-box>
            <text:p text:style-name="P3"><text:span text:style-name="T1">JobTimeTuner</text:span></text:p>
          </draw:text-box>
        </draw:frame>
        <draw:line draw:style-name="gr9" draw:text-style-name="P5" draw:layer="layout" svg:x1="14.799cm" svg:y1="4.201cm" svg:x2="15.799cm" svg:y2="4.201cm">
          <text:p/>
        </draw:line>
        <draw:line draw:style-name="gr9" draw:text-style-name="P5" draw:layer="layout" svg:x1="14.799cm" svg:y1="6.001cm" svg:x2="15.799cm" svg:y2="6.001cm">
          <text:p/>
        </draw:line>
        <draw:line draw:style-name="gr9" draw:text-style-name="P5" draw:layer="layout" svg:x1="14.799cm" svg:y1="8.201cm" svg:x2="15.799cm" svg:y2="8.2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72cm" fo:margin-bottom="9.698cm" fo:margin-left="0.206cm" fo:margin-right="0.09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4T01:00:19.312221907</meta:creation-date>
    <dc:date>2017-11-14T01:57:13.347407607</dc:date>
    <meta:editing-duration>PT10M39S</meta:editing-duration>
    <meta:editing-cycles>7</meta:editing-cycles>
    <meta:generator>LibreOffice/5.2.7.2$Linux_X86_64 LibreOffice_project/20m0$Build-2</meta:generator>
    <meta:document-statistic meta:object-count="18"/>
  </office:meta>
</office:document-meta>
</file>